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1cf9"/>
    </style:style>
    <style:style style:name="P2" style:family="paragraph" style:parent-style-name="Standard">
      <style:paragraph-properties fo:text-align="start" style:justify-single-word="false"/>
      <style:text-properties officeooo:rsid="00001cf9" officeooo:paragraph-rsid="00001cf9"/>
    </style:style>
    <style:style style:name="P3" style:family="paragraph" style:parent-style-name="Standard">
      <style:paragraph-properties fo:text-align="start" style:justify-single-word="false"/>
      <style:text-properties officeooo:rsid="00030e52" officeooo:paragraph-rsid="00030e52"/>
    </style:style>
    <style:style style:name="P4" style:family="paragraph" style:parent-style-name="Standard">
      <style:paragraph-properties fo:text-align="start" style:justify-single-word="false"/>
      <style:text-properties officeooo:rsid="0003aee4" officeooo:paragraph-rsid="000487f2"/>
    </style:style>
    <style:style style:name="P5" style:family="paragraph" style:parent-style-name="Standard">
      <style:paragraph-properties fo:text-align="start" style:justify-single-word="false"/>
      <style:text-properties officeooo:rsid="0003aee4" officeooo:paragraph-rsid="0005d283"/>
    </style:style>
    <style:style style:name="P6" style:family="paragraph" style:parent-style-name="Standard">
      <style:paragraph-properties fo:text-align="start" style:justify-single-word="false"/>
      <style:text-properties officeooo:rsid="000081b9" officeooo:paragraph-rsid="0003aee4"/>
    </style:style>
    <style:style style:name="P7" style:family="paragraph" style:parent-style-name="Standard">
      <style:paragraph-properties fo:text-align="start" style:justify-single-word="false"/>
      <style:text-properties officeooo:rsid="000081b9" officeooo:paragraph-rsid="0006e59d"/>
    </style:style>
    <style:style style:name="P8" style:family="paragraph" style:parent-style-name="Standard">
      <style:paragraph-properties fo:text-align="start" style:justify-single-word="false"/>
      <style:text-properties officeooo:rsid="000081b9" officeooo:paragraph-rsid="0007c274"/>
    </style:style>
    <style:style style:name="P9" style:family="paragraph" style:parent-style-name="Standard">
      <style:paragraph-properties fo:text-align="start" style:justify-single-word="false"/>
      <style:text-properties officeooo:rsid="000081b9" officeooo:paragraph-rsid="0009ae12"/>
    </style:style>
    <style:style style:name="P10" style:family="paragraph" style:parent-style-name="Standard">
      <style:paragraph-properties fo:text-align="start" style:justify-single-word="false"/>
      <style:text-properties officeooo:rsid="000d8c3a" officeooo:paragraph-rsid="000d8c3a"/>
    </style:style>
    <style:style style:name="P11" style:family="paragraph" style:parent-style-name="Standard">
      <style:paragraph-properties fo:text-align="start" style:justify-single-word="false"/>
      <style:text-properties officeooo:rsid="000dff94" officeooo:paragraph-rsid="000dff94"/>
    </style:style>
    <style:style style:name="P12" style:family="paragraph" style:parent-style-name="Standard">
      <style:paragraph-properties fo:text-align="start" style:justify-single-word="false"/>
      <style:text-properties officeooo:rsid="000dff94" officeooo:paragraph-rsid="00106c5d"/>
    </style:style>
    <style:style style:name="P13" style:family="paragraph" style:parent-style-name="Standard">
      <style:paragraph-properties fo:text-align="start" style:justify-single-word="false"/>
      <style:text-properties officeooo:rsid="000dff94" officeooo:paragraph-rsid="0012536f"/>
    </style:style>
    <style:style style:name="P14" style:family="paragraph" style:parent-style-name="Standard">
      <style:paragraph-properties fo:text-align="start" style:justify-single-word="false"/>
      <style:text-properties officeooo:rsid="00155797" officeooo:paragraph-rsid="00155797"/>
    </style:style>
    <style:style style:name="P15" style:family="paragraph" style:parent-style-name="Standard">
      <style:paragraph-properties fo:text-align="start" style:justify-single-word="false"/>
      <style:text-properties officeooo:rsid="0016e5e5" officeooo:paragraph-rsid="0016e5e5"/>
    </style:style>
    <style:style style:name="P16" style:family="paragraph" style:parent-style-name="Standard">
      <style:paragraph-properties fo:text-align="start" style:justify-single-word="false"/>
      <style:text-properties officeooo:rsid="00182093" officeooo:paragraph-rsid="00182093"/>
    </style:style>
    <style:style style:name="P17" style:family="paragraph" style:parent-style-name="Standard">
      <style:paragraph-properties fo:text-align="start" style:justify-single-word="false"/>
      <style:text-properties officeooo:rsid="00184ced" officeooo:paragraph-rsid="00184ced"/>
    </style:style>
    <style:style style:name="P18" style:family="paragraph" style:parent-style-name="Standard">
      <style:paragraph-properties fo:text-align="start" style:justify-single-word="false"/>
      <style:text-properties officeooo:rsid="00195061" officeooo:paragraph-rsid="00195061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5061" officeooo:paragraph-rsid="0019506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a598" officeooo:paragraph-rsid="001aa598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95061" officeooo:paragraph-rsid="0019506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195061" officeooo:paragraph-rsid="001aa59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paragraph-rsid="00001cf9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5061" officeooo:paragraph-rsid="0019506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5061" officeooo:paragraph-rsid="001aa59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5797" officeooo:paragraph-rsid="0015579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officeooo:rsid="00155797" officeooo:paragraph-rsid="00155797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paragraph-rsid="00001cf9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paragraph-rsid="00001cf9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b7fee"/>
    </style:style>
    <style:style style:name="T2" style:family="text">
      <style:text-properties style:text-position="super 58%" officeooo:rsid="001b7fee"/>
    </style:style>
    <style:style style:name="T3" style:family="text">
      <style:text-properties officeooo:rsid="00001cf9"/>
    </style:style>
    <style:style style:name="T4" style:family="text">
      <style:text-properties officeooo:rsid="000081b9"/>
    </style:style>
    <style:style style:name="T5" style:family="text">
      <style:text-properties officeooo:rsid="00030e52"/>
    </style:style>
    <style:style style:name="T6" style:family="text">
      <style:text-properties officeooo:rsid="000487f2"/>
    </style:style>
    <style:style style:name="T7" style:family="text">
      <style:text-properties officeooo:rsid="0005d283"/>
    </style:style>
    <style:style style:name="T8" style:family="text">
      <style:text-properties officeooo:rsid="0009ae12"/>
    </style:style>
    <style:style style:name="T9" style:family="text">
      <style:text-properties officeooo:rsid="00106c5d"/>
    </style:style>
    <style:style style:name="T10" style:family="text">
      <style:text-properties officeooo:rsid="0012536f"/>
    </style:style>
    <style:style style:name="T11" style:family="text">
      <style:text-properties officeooo:rsid="00137cd5"/>
    </style:style>
    <style:style style:name="T12" style:family="text">
      <style:text-properties officeooo:rsid="001aa598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aa598" style:font-weight-asian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text-underline-style="solid" style:text-underline-width="auto" style:text-underline-color="font-color" officeooo:rsid="001aa5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8"/>
      <text:p text:style-name="P28"><text:span text:style-name="T3">21</text:span><text:span text:style-name="T2">th</text:span><text:span text:style-name="T1"> October to 25</text:span><text:span text:style-name="T2">th</text:span><text:span text:style-name="T1"> October 2019</text:span></text:p>
      <text:p text:style-name="P29"><text:s text:c="58"/><text:span text:style-name="T17">Work status</text:span></text:p>
      <text:p text:style-name="P23"/>
      <text:p text:style-name="P24">## Task completed : -</text:p>
      <text:p text:style-name="P1"/>
      <text:p text:style-name="P2">#) How to set the Env variables in perl?</text:p>
      <text:p text:style-name="P3"><text:s text:c="13"/>Path : <text:s text:c="3"/>/home/srm/aa/EXP/env_varible.pl</text:p>
      <text:p text:style-name="P3"/>
      <text:p text:style-name="P2">#) What is the differance between the system and backtick<text:span text:style-name="T4">s and exec, write an example programs?</text:span></text:p>
      <text:p text:style-name="P4"><text:tab/>Path : <text:s text:c="3"/><text:span text:style-name="T5">/home/srm/aa/EXP/</text:span>Backticks.pl</text:p>
      <text:p text:style-name="P4"><text:tab/>Path : <text:s text:c="3"/><text:span text:style-name="T5">/home/srm/aa/EXP/system_exp.pl</text:span></text:p>
      <text:p text:style-name="P4"><text:tab/><text:span text:style-name="T6">Path : <text:s text:c="3"/>/home/srm/aa/EXP/exec.pl</text:span></text:p>
      <text:p text:style-name="P5"><text:tab/><text:span text:style-name="T7">Path : <text:s text:c="2"/>/home/srm/MODULES/ref1/ref2/aa.pl</text:span></text:p>
      <text:p text:style-name="P5"/>
      <text:p text:style-name="P6">#) What is the differance between the use and require, When we have to used use, and when we have to used require, write an example programs?</text:p>
      <text:p text:style-name="P7"><text:tab/><text:span text:style-name="T7">Path : <text:s text:c="3"/>/home/srm/MODULES/ref1/ref3/aa.pl</text:span></text:p>
      <text:p text:style-name="P8"><text:tab/><text:span text:style-name="T7">Path : <text:s text:c="3"/>/home/srm/MODULES/ref/Name.pl</text:span></text:p>
      <text:p text:style-name="P8"/>
      <text:p text:style-name="P8">#) Write a sample program Our ?</text:p>
      <text:p text:style-name="P9"><text:tab/><text:span text:style-name="T8">Path : <text:s text:c="3"/>/home/srm/MODULES/ref/rr1.pl</text:span></text:p>
      <text:p text:style-name="P9"/>
      <text:p text:style-name="P10">#) How to get the env path in perl?</text:p>
      <text:p text:style-name="P10"><text:tab/><text:span text:style-name="T5">Path : <text:s text:c="3"/>/home/srm/aa/EXP/env_varible</text:span>1<text:span text:style-name="T5">.p</text:span>l</text:p>
      <text:p text:style-name="P9"><text:tab/></text:p>
      <text:p text:style-name="P11">#) Write <text:span text:style-name="T9">a simple program on EXPORT and EXPORT_OK ?</text:span></text:p>
      <text:p text:style-name="P11"><text:tab/><text:span text:style-name="T11">EXPORT</text:span></text:p>
      <text:p text:style-name="P12"><text:tab/><text:span text:style-name="T9">Path : <text:s text:c="3"/>/home/srm/aa/mod/exp/Var.pl</text:span></text:p>
      <text:p text:style-name="P12"><text:tab/></text:p>
      <text:p text:style-name="P12"><text:tab/><text:span text:style-name="T11">EXPORT_OK</text:span></text:p>
      <text:p text:style-name="P13"><text:tab/><text:span text:style-name="T10">Path : <text:s text:c="2"/>/home/srm/aa/mod/exp/ii/Eak.pl</text:span></text:p>
      <text:p text:style-name="P13"/>
      <text:p text:style-name="P13"/>
      <text:p text:style-name="P13"/>
      <text:p text:style-name="P19"><text:span text:style-name="T16">## Tasks on runging : -</text:span> </text:p>
      <text:p text:style-name="P21"/>
      <text:p text:style-name="P21">1) To developing a modules by converting one Format <text:s/>to the another Format </text:p>
      <text:p text:style-name="P21"><text:s text:c="4"/>like Excel format to Database format</text:p>
      <text:p text:style-name="P22"><text:tab/>Database foramt to Excel format.</text:p>
      <text:p text:style-name="P22"/>
      <text:p text:style-name="P22"/>
      <text:p text:style-name="P25"><text:span text:style-name="T12">## Next week Tasks : -</text:span></text:p>
      <text:p text:style-name="P25"><text:span text:style-name="T14"/></text:p>
      <text:p text:style-name="P20"><text:span text:style-name="T14"><text:tab/><text:tab/>Oops concepts in perl.</text:span></text:p>
      <text:p text:style-name="P22"><text:s/><text:tab/><text:tab/></text:p>
      <text:p text:style-name="P18"><text:tab/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26">##English : -</text:p>
      <text:p text:style-name="P27"/>
      <text:p text:style-name="P14"/>
      <text:p text:style-name="P15">As soon as we reached the station, the train left.</text:p>
      <text:p text:style-name="P15">Please wait for me until I return.</text:p>
      <text:p text:style-name="P15">Although he is poor, he is honest.</text:p>
      <text:p text:style-name="P15">As far as remember, he was here yesterday.</text:p>
      <text:p text:style-name="P15">Get the roof repaired before it leaks.</text:p>
      <text:p text:style-name="P15">He work hard so that he may win a prize.</text:p>
      <text:p text:style-name="P15">The higher you go the colder it is.</text:p>
      <text:p text:style-name="P15">She is so weak that she cannot walk.</text:p>
      <text:p text:style-name="P15">I study not only English but also French.</text:p>
      <text:p text:style-name="P16">You will receive his letter within three days.</text:p>
      <text:p text:style-name="P16">You came at half past three.</text:p>
      <text:p text:style-name="P16">The shop remains open from 9.30 A.M to <text:s/>7 P.M.</text:p>
      <text:p text:style-name="P16">She was here till 5.00 P.M. yesterday.</text:p>
      <text:p text:style-name="P16">The boys play everyday for one hour.</text:p>
      <text:p text:style-name="P16">He has been staying here since yesterday.</text:p>
      <text:p text:style-name="P16">She has been living here since 1970.</text:p>
      <text:p text:style-name="P16">How long <text:s/>have you been learning English?</text:p>
      <text:p text:style-name="P17">The show is about to start.</text:p>
      <text:p text:style-name="P17">I shall finish my work by next Friday.</text:p>
      <text:p text:style-name="P17">I reached <text:s/>there around 3 o’clock.</text:p>
      <text:p text:style-name="P17">When Radha came,Madhav left.</text:p>
      <text:p text:style-name="P17">I will meet him next month.</text:p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9:21:13.039342550</meta:creation-date>
    <dc:date>2019-10-25T16:47:14.036983813</dc:date>
    <meta:editing-duration>PT6H13M8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331" meta:character-count="2043" meta:non-whitespace-character-count="1630"/>
  </office:meta>
</office:document-meta>
</file>